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item>
          <text:p><text:a xlink:type="simple" xlink:href="https://crates.io/crates/numerals">numerals</text:a></text:p>
        </text:list-item>
        <text:list-item>
          <text:p><text:a xlink:type="simple" xlink:href="https://crates.io/crates/syntect">syntect</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 So</text:p>
      <text:p text:style-name="Text_20_Body">@ Beginning
</text:p>
      <text:p text:style-name="Text_20_body">is equivalent to</text:p>
      <text:p text:style-name="Text_20_Body">@+ some_file.md
</text:p>
      <text:p text:style-name="Text_20_body">with <text:span text:style-name="Preformatted_20_Text">some_file.md</text:span> containing only a title:</text:p>
      <text:p text:style-name="Text_20_Body"># Beginning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specify if and how to perform syntax highlighting for code blocks. Default value is <text:span text:style-name="Preformatted_20_Text">highlight.js</text:span>; this will use <text:a xlink:type="simple" xlink:href="https://highlightjs.org/"><text:span text:style-name="Preformatted_20_Text">highlight.js</text:span></text:a> for HTML rendering, and will not perform any syntax highlighting for other output formats. Other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is still experimental in Crowbook.</text:p></text:list-item><text:list-item>
<text:p><text:span text:style-name="Preformatted_20_Text">none</text:span>: disable syntax highlighting.</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mplate</text:span> and <text:span text:style-name="Preformatted_20_Text">rendering.part.template</text:span>: the strings that will be used for chapter and part titles. It is possible to include Markdown formatting in this template, but it isn’t advised, because it might cause problems for some formats (e.g. your EPUB file might not be correct anymore).</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item>
          <text:p><text:span text:style-name="Preformatted_20_Text">html.highlight.theme</text:span>: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loc_part}}} {{{number}}}”</text:span></text:p></text:list-item><text:list-item>
<text:p>Naming scheme of part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When there is an error setting an option from the book configuration file (e.g. because it is an invalid key), print an error but do not abort, only ignore this specific option.</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 (EDIT: bad idea since syntect seems to have trouble building on windows, at least on appveyor? Revert it before release?)</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